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justify" style:justify-single-word="false"/>
      <style:text-properties fo:font-style="italic" fo:font-weight="bold" style:font-style-asian="italic" style:font-weight-asian="bold"/>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master-page-name="Standard">
      <style:paragraph-properties fo:text-align="justify" style:justify-single-word="false" style:page-number="1"/>
    </style:style>
    <style:style style:name="T1" style:family="text">
      <style:text-properties fo:color="#ff0000" fo:font-weight="bold" style:font-weight-asian="bold"/>
    </style:style>
    <style:style style:name="T2" style:family="text">
      <style:text-properties fo:color="#222222" fo:font-weight="bold" style:font-weight-asian="bold" fo:background-color="#ffffff"/>
    </style:style>
    <style:style style:name="T3" style:family="text">
      <style:text-properties fo:font-weight="bold" style:font-weight-asian="bold"/>
    </style:style>
    <style:style style:name="T4" style:family="text">
      <style:text-properties fo:font-style="italic" fo:font-weight="bold" style:font-style-asian="italic" style:font-weight-asian="bold"/>
    </style:style>
    <style:style style:name="T5" style:family="text">
      <style:text-properties fo:font-size="9pt" style:font-size-asian="9pt" style:font-size-complex="9pt"/>
    </style:style>
    <style:style style:name="T6" style:family="text">
      <style:text-properties fo:color="#1155cc" fo:font-size="9pt" style:text-underline-style="solid" style:text-underline-width="auto" style:text-underline-color="font-color" style:font-size-asian="9pt" style:font-size-complex="9pt" fo:background-color="#ffffff"/>
    </style:style>
    <style:style style:name="T7" style:family="text">
      <style:text-properties fo:color="#1155cc" fo:font-size="9pt" style:text-underline-style="solid" style:text-underline-width="auto" style:text-underline-color="font-color"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ziś porozmawiamy sobie o tym, jak można się bawić. Tak, nie przywidziało się wam. Zorganizujemy małą, kreatywną imprezę. Nawet nie będziecie musieli ruszać się z pokoju. Tylko jaką rozrywkę może zaproponować poradnik o rysowaniu, hm? To proste! Ponadto nie musicie wybierać między tworzeniem tradycyjnym i cyfrowym. Podczas tej prywatki nie ma to najmniejszego znaczenia. Zatem rozluźnijcie się trochę, a ja przedstawię wam kilka pojęć, które umożliwią nam <text:span text:style-name="T1">zabawę kolorem</text:span>. </text:p>
      <text:p text:style-name="P2">&gt;&gt;Moon</text:p>
      <text:p text:style-name="P1"/>
      <text:p text:style-name="P1"><text:span text:style-name="T2">Więc chodź, pomaluj mój świat</text:span></text:p>
      <text:p text:style-name="P1">Odbieranie kolorów to bardzo ciekawe zjawisko. Dociekliwe dzieciaki czasem pytają rodziców, dlaczego niebo za dnia jest niebieskie, a gdy słońce zachodzi zmienia barwy od żółtej, przez czerwoną do atramentowego granatu. Później, gdy mali odkrywcy pójdą na studia, dowiedzą się od entuzjastycznego ćwiczeniowca, że to za sprawą rozpraszania promieni światła o różnych długościach fali, ale nie jesteśmy tutaj, by rozmawiać o spektroskopii! Co to, to nie! Nie będziemy też patrzeć na to przez pryzmat optyki, chociaż to równie interesujący temat. My jesteśmy młodymi, entuzjastycznymi artystami i zapytamy zatem, czym jest kolor dla kreatywnego i pełnego zapału rysownika? To proste. Niczym innym, jak bardzo przydatnym narzędziem pracy, oczywiście. Dobrze dobraną paletą barw można podciągnąć jakość rysunku oraz sprawić, by przyciągał wzrok, a <text:s/>nawet zbudować emocjonalny klimat pracy i to wcale nie musi być nudne, a tym bardziej trudne. Trzeba tylko trochę poeksperymentować i zapoznać się z niektórymi zależnościami, które panują w kolorowym świecie palet. Oczywiście, czasem wystarczy jeden czarny długopis czy ołówek, by stworzyć świetny rysunek, zwłaszcza na początku artystycznej drogi, ale… może czasem warto poszerzyć trochę swoją strefę komfortu?</text:p>
      <text:p text:style-name="P1"/>
      <text:p text:style-name="P1"><text:span text:style-name="T3">Słowniczek młodego artysty</text:span></text:p>
      <text:p text:style-name="P1">Bez wątpienia rysowanie to sztuka głównie praktyczna, ale czasem znajomość teorii może urozmaicić nam nieco proces tworzenia i nawet trochę go ułatwić. W takim razie na początek warto będzie przypomnieć i krótko wytłumaczyć sobie kilka pojęć związanych z kolorami, ich odmianami i podstawowymi pojęciami przydatnymi podczas kolorowania:</text:p>
      <text:p text:style-name="P1"/>
      <text:p text:style-name="P1"><text:span text:style-name="T4">Koło barw</text:span> - w skrócie: jest to model stworzony dla ułatwienia doboru kolorów podczas mieszania. Zbudowany jest na bazie wykresu rozkładu ciągłego światła białego, który zamknięty jest w formie koła, jak sama nazwa wskazuje. Pary kolorów, znajdujące się po przeciwnych stronach od środka koła, po zmieszaniu na kartce dają barwę neutralnej szarości. Są to tzw. pary barw dopełniających. Przydatna rzecz, dobrze się z nią zaprzyjaźnić.</text:p>
      <text:p text:style-name="P3"/>
      <text:p text:style-name="P1"><text:span text:style-name="T4">Paleta</text:span> - przed przystąpieniem do rysowania warto ograniczyć sobie barwy, które chcemy używać przy danej pracy. W ten sposób unikniemy niepotrzebnego chaosu i sprawimy, że rysunek będzie bardziej przemyślany. Jest to cecha, która może zbudować charakter naszego dzieła albo nawet całej twórczości, jeśli dany zestaw przypadnie nam do gustu. Paletą nazywamy właśnie wybrany przez nas zakres kolorów z dostępnych barw widzialnych, którego będziemy w danym momencie używać. Czasem mniej znaczy więcej.</text:p>
      <text:p text:style-name="P1"/>
      <text:p text:style-name="P1"><text:span text:style-name="T4">Saturacja/nasycenie - </text:span>mówiąc mądrze, jest to intensywność danej barwy w subiektywnym odczuciu. Mówiąc prościej, im większe nasycenie, tym żywszy jest kolor. Idąc tym tropem, neonowy pomarańcz będzie barwą dużo bardziej nasyconą od burego koloru mysiej sierści. Jest tak, ponieważ kolory w odcieniach szarości charakteryzują się brakiem nasycenia. Zwiększając nasycenie zwiększymy też energię, która bije od obrazu. Rysunki mniej nasycone charakteryzują się raczej spokojem, są mniej atencyjne, jak te szare myszki.</text:p>
      <text:p text:style-name="P1"/>
      <text:p text:style-name="P1">Nazwy przykładowych grup barw:</text:p>
      <text:p text:style-name="P1"><text:span text:style-name="T4">Podstawowe </text:span>- w tej kwestii są dwa różne podejścia. Historycznie kolorami podstawowymi są czerwony, niebieski i żółty. W teorii połączenie to umożliwia nam uzyskanie dowolnych barw z danego zakresu podczas naszej zabawy na zwykłej kartce papieru. Podczas tworzenia na komputerze i druku sprawa ta działa troszeczkę inaczej. W ich przypadku podstawową przestrzenią kolorów jest tzw. CMYK, czyli magenta, cyjan, żółć i czerń. Tę paletę używa się też zwykle do mieszania pigmentów i nakładana bezpośrednio, bez mieszania, pozwala uzyskać bardzo przyjemne obrazki, ponieważ kolory te dobrze się ze sobą prezentują.</text:p>
      <text:p text:style-name="P1"><text:span text:style-name="T4">Pochodne</text:span> - inaczej zwane drugorzędowymi; są kolorami, które powstały po zmieszaniu barw podstawowych. W naszym zestawieniu to ta bardziej zabawowa część kolorowej rodziny. Sprawiają bowiem, że możemy poczuć się bardziej artystycznie, podczas prób samodzielnego tworzenia jakichś unikalnych odcieni. What a fun. </text:p>
      <text:p text:style-name="P1"><text:span text:style-name="T4">Dopełniające </text:span>- pary barw dopełniających tworzą barwa podstawowa i barwa pochodna, która powstała ze zmieszania dwóch pozostałych barw podstawowych. Kolory te po połączeniu dają barwę szarą, a w zestawieniu obok siebie podbijają się, ponieważ zestaw ten jest najmocniejszym kontrastem, jaki w teorii możemy uzyskać podczas kolorowania. Mówiąc prościej, jeśli chcecie, by kucyk ładnie prezentował się na niezbyt szczegółowym tle, to warto użyć w tym celu jednej z barw dopełniających do jego umaszczenia, by uwydatnić przedstawioną postać. Dla przykładu, w przypadku Rarity będzie to m.in żółty i pomarańczowy, ponieważ barwy te tworzą kontrast do granatowo-fioletowej grzywy projektantki. Przy okazji tak wykonany obrazek będzie przyciągać wzrok, co na pewno zachwyciłoby samą modową wyrocznię.</text:p>
      <text:p text:style-name="P1"><text:span text:style-name="T4">Achromatyczne</text:span> - czyli coś dla wielbicieli szkiców ołówkowych. Barwy te nie posiadają tzw. “dominanty barwnej”. Mówiąc po ludzku, są to kolory neutralne, takie jak czerń, biel i wszystkie odcienie szarości. Paletę składającą się wyłącznie z tych kolorów będzie często cechowała melancholijność, ale też elegancja. Ograniczając się tylko do barw achromatycznych, łatwiej jest wycieniować daną postać i nie trzeba martwić się o to, że umaszczenie kucyka pogryzie się z jego ubraniami, ale też trudniej będzie uzyskać radosny wydźwięk pracy. Dobrze oddaje to wygląd kucyków po wyssaniu z nich ich charakteru za sprawą zaklęcia, rzuconego przez Discorda w odcinku “Powrót do harmonii”. Chociaż nie znaczy to, że ołówkowe szkice są nudne. To już zależy od samej treści dzieła. </text:p>
      <text:p text:style-name="P1"><text:span text:style-name="T4">Pastelowe</text:span> - to barwy jasne, często ze sporą domieszką bieli. Są łagodne, niekrzykliwe, mało intensywne i niejaskrawe. Większość palet kolorystycznych dla kanonicznych kucyków korzysta właśnie z barw pastelowych. Są one przyjemne dla oka oraz kojarzą się raczej słodko i uroczo, a prace wykonane w tej tonacji są spokojniejsze w odbiorze. Chociaż jeśli użyje się ich w bardziej makabrycznej pracy, mogą nadać jej dość niepokojący wydźwięk. </text:p>
      <text:p text:style-name="P1"><text:span text:style-name="T4">Jaskrawe</text:span><text:span text:style-name="T3"> - </text:span>do tej grupy zaliczają się między innymi barwy neonowe. Kolory te są nasycone i zdają się świecić na kartce. Efekt jest tym silniejszy, im ciemniejsze podłoże zastosujemy. Praca wykonana tylko i wyłącznie z użyciem tej palety może mieć trochę psychodeliczny charakter i z pewnością będzie przyciągać oko. To dość problematyczna grupa, ponieważ łatwo przesadzić i sprawić, że praca będzie nieprzyjemna i męcząca. Tę paletę barw charakteryzuje energetyczność, więc sprawdzi się przy zabawie z dynamiką rysunków. Jest też często używana w dziełach o charakterze cyberpunkowym. Chociaż może się też sprawdzić w widoczku nasłonecznionej łączki. W końcu ogranicza nas głównie nasz pomysł. </text:p>
      <text:p text:style-name="P1"><text:span text:style-name="T4">Naturalne</text:span><text:span text:style-name="T3"> - </text:span>nazywane też ziemistymi. Są to kolory zbliżone do neutralnych, więc są zdecydowanie dużo spokojniejsze od barw jaskrawych i nasyconych, ale nie dominuje w nich biel, tak jak w przypadku grupy pastelowej. W tej palecie znajdziemy głównie przyjemne brązy, zielenie i łagodne żółcie, oraz przygaszone błękity. To taka organiczna grupa, która pozwala nam na stworzenie klimatycznych widoczków i roślinek. Sprawdzi się też do scenek inspirowanych światem fantasy, zwłaszcza do tworzenia spokojnego tła, które nie będzie odciągać uwagi od głównego bohatera rysunku. Ta paleta to taki cichy przyjaciel, który nie mówi zbyt dużo, ale zawsze można na niego liczyć. W tej kolorystyce jest też mój widok z okna na piękne krakowskie blokowisko, chociaż to pewnie zasługa smogu. Hmm, więc może wykorzystać te kolory do narysowania depresyjnego postapo? To też jakiś pomysł. </text:p>
      <text:p text:style-name="P4"/>
      <text:p text:style-name="P1"><text:span text:style-name="T3">Zasady są po to, żeby je mieszać</text:span></text:p>
      <text:p text:style-name="P1"><text:soft-page-break/>Kolorowanie w gruncie rzeczy można sprawdzić do matematyki, tworząc algorytm korzystający z wymienionych palet w naszym małym słowniczku, ale jednak nam tu chodziło o zabawę, a nie masową produkcję estetycznych dzieł. Więc tak jak już sobie wspomnieliśmy, po poznaniu danych terminów i grup kolorystycznych, warto przystąpić do eksperymentów. Często to powtarzam, ale to dość istotny krok podczas tworzenia. Tuż po obserwacjach otoczenia czy prac innych inspirujących artystów przystępujemy do zabawy i kombinowania, by przekuć naszą wizję w dzieło. Warto wypróbować różne warianty kolorystyczne, by zobaczyć w jaki sposób zmieni się klimat naszej pracy i jej odbiór. Cukierkowo-pastelowa czaszka nie będzie już tak sentymentalna, a buroszare jabłko straci swoją soczystość i to jest w tym wszystkim coś niesamowitego. Bo wystarczy zmienić jeden kolor, by stworzyć coś zupełnie innego i świeżego. Ta wolność jest czymś niezwykłym, ale też może przytłaczać, więc warto pamiętać, że ograniczanie naszej palety to nic złego i często może wyjść na plus dla jakości końcowego dzieła. Grupy kolorów można dowolnie ze sobą łączyć i tworzyć interesujące kontrasty, ale też wyszczególnić konkretny fragment obrazu, wzmacniając jego nasycenie. Teraz pozostaje wziąć dowolne przybory i pobawić się w szalonego naukowca. Everything is learning. </text:p>
      <text:p text:style-name="P1"/>
      <text:p text:style-name="P1"><text:span text:style-name="T5">Grafiki:</text:span></text:p>
      <text:p text:style-name="P1"><text:span text:style-name="T5">Baner: </text:span><text:a xlink:type="simple" xlink:href="https://sta.sh/02d8wp52m5fk" text:style-name="ListLabel_20_1" text:visited-style-name="ListLabel_20_1"><text:span text:style-name="T6">https://sta.sh/02d8wp52m5fk</text:span></text:a><text:span text:style-name="T5"> </text:span></text:p>
      <text:p text:style-name="Standard"><text:span text:style-name="T5">koło barw: <text:s/></text:span><text:a xlink:type="simple" xlink:href="https://upload.wikimedia.org/wikipedia/commons/5/51/Color_circle_%28hue-sat%29.png" text:style-name="ListLabel_20_2" text:visited-style-name="ListLabel_20_2"><text:span text:style-name="T7">https://upload.wikimedia.org/wikipedia/commons/5/51/Color_circle_%28hue-sat%29.png</text:span></text:a><text:span text:style-name="T5"> </text:span></text:p>
      <text:p text:style-name="P1"><text:span text:style-name="T5">To może być na wstępie: </text:span><text:a xlink:type="simple" xlink:href="http://fav.me/d74nc1u" text:style-name="ListLabel_20_2" text:visited-style-name="ListLabel_20_2"><text:span text:style-name="T7">http://fav.me/d74nc1u</text:span></text:a><text:span text:style-name="T5"> </text:span></text:p>
      <text:p text:style-name="P1"><text:a xlink:type="simple" xlink:href="http://fav.me/dd31p03" text:style-name="ListLabel_20_2" text:visited-style-name="ListLabel_20_2"><text:span text:style-name="T7">http://fav.me/dd31p03</text:span></text:a><text:span text:style-name="T5"> </text:span></text:p>
      <text:p text:style-name="P1"><text:a xlink:type="simple" xlink:href="http://fav.me/dcp9miv" text:style-name="ListLabel_20_2" text:visited-style-name="ListLabel_20_2"><text:span text:style-name="T7">http://fav.me/dcp9miv</text:span></text:a></text:p>
      <text:p text:style-name="P1"><text:a xlink:type="simple" xlink:href="http://fav.me/dbcbsxm" text:style-name="ListLabel_20_2" text:visited-style-name="ListLabel_20_2"><text:span text:style-name="T7">http://fav.me/dbcbsxm</text:span></text:a><text:span text:style-name="T5"> </text:span></text:p>
      <text:p text:style-name="P1"><text:a xlink:type="simple" xlink:href="http://fav.me/dczi7gc" text:style-name="ListLabel_20_2" text:visited-style-name="ListLabel_20_2"><text:span text:style-name="T7">http://fav.me/dczi7gc</text:span></text:a><text:span text:style-name="T5"> </text:span></text:p>
      <text:p text:style-name="P1"><text:a xlink:type="simple" xlink:href="http://fav.me/dbido2b" text:style-name="ListLabel_20_2" text:visited-style-name="ListLabel_20_2"><text:span text:style-name="T7">http://fav.me/dbido2b</text:span></text:a><text:span text:style-name="T5"> </text:span></text:p>
      <text:p text:style-name="P1"><text:a xlink:type="simple" xlink:href="http://fav.me/dczxskk" text:style-name="ListLabel_20_2" text:visited-style-name="ListLabel_20_2"><text:span text:style-name="T7">http://fav.me/dczxskk</text:span></text:a><text:span text:style-name="T5"> </text:span></text:p>
      <text:p text:style-name="P1"><text:a xlink:type="simple" xlink:href="http://fav.me/dc7dyh1" text:style-name="ListLabel_20_2" text:visited-style-name="ListLabel_20_2"><text:span text:style-name="T7">http://fav.me/dc7dyh1</text:span></text:a><text:span text:style-name="T5"> </text:span></text:p>
      <text:p text:style-name="P1"><text:a xlink:type="simple" xlink:href="http://fav.me/dd33dd6" text:style-name="ListLabel_20_2" text:visited-style-name="ListLabel_20_2"><text:span text:style-name="T7">http://fav.me/dd33dd6</text:span></text:a><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fo:font-size="9pt" style:text-underline-style="solid" style:text-underline-width="auto" style:text-underline-color="font-color" style:font-size-asian="9pt" style:font-size-complex="9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fo:font-size="9pt" style:text-underline-style="solid" style:text-underline-width="auto" style:text-underline-color="font-color" style:font-size-asian="9pt"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1" meta:word-count="1387" meta:character-count="9815" meta:non-whitespace-character-count="8440"/>
    <meta:generator>LibreOfficeDev/6.0.5.2$Linux_X86_64 LibreOffice_project/</meta:generator>
  </office:meta>
</office:document-meta>
</file>